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31mm" fo:break-before="auto" style:use-optimal-row-height="false"/>
    </style:style>
    <style:style style:name="ro6" style:family="table-row">
      <style:table-row-properties style:row-height="5.04mm" fo:break-before="page" style:use-optimal-row-height="false"/>
    </style:style>
    <style:style style:name="ro7" style:family="table-row">
      <style:table-row-properties style:row-height="5.04mm" fo:break-before="auto" style:use-optimal-row-height="fals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5.77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4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註</text:p>
              <text:p/>
              <text:p>銷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105190" calcext:value-type="float">
            <text:p>105,190</text:p>
          </table:table-cell>
          <table:table-cell table:style-name="ce38" table:formula="of:=SUM([.D10];[.D88];[.D91];)" office:value-type="float" office:value="3709" calcext:value-type="float">
            <text:p>3,709</text:p>
          </table:table-cell>
          <table:table-cell table:style-name="ce38" table:formula="of:=SUM([.E10];[.E88];[.E91];)" office:value-type="float" office:value="7943" calcext:value-type="float">
            <text:p>7,943</text:p>
          </table:table-cell>
          <table:table-cell table:style-name="ce38" table:formula="of:=SUM([.F10];[.F88];[.F91];)" office:value-type="float" office:value="4075" calcext:value-type="float">
            <text:p>4,075</text:p>
          </table:table-cell>
          <table:table-cell table:style-name="ce38" table:formula="of:=SUM([.G10];[.G88];[.G91];)" office:value-type="float" office:value="11473" calcext:value-type="float">
            <text:p>11,473</text:p>
          </table:table-cell>
          <table:table-cell table:style-name="ce38" table:formula="of:=SUM([.H10];[.H88];[.H91];)" office:value-type="float" office:value="263" calcext:value-type="float">
            <text:p>263</text:p>
          </table:table-cell>
          <table:table-cell table:style-name="ce38" table:formula="of:=SUM([.I10];[.I88];[.I91];)" office:value-type="float" office:value="1" calcext:value-type="float">
            <text:p>1</text:p>
          </table:table-cell>
          <table:table-cell table:style-name="ce38" table:formula="of:=SUM([.J10];[.J88];[.J91];)" office:value-type="float" office:value="32329" calcext:value-type="float">
            <text:p>32,329</text:p>
          </table:table-cell>
          <table:table-cell table:style-name="ce38" table:formula="of:=SUM([.K10];[.K88];[.K91];)" office:value-type="float" office:value="43466" calcext:value-type="float">
            <text:p>43,466</text:p>
          </table:table-cell>
          <table:table-cell table:style-name="ce38" table:formula="of:=SUM([.L10];[.L88];[.L91];)" office:value-type="float" office:value="1921" calcext:value-type="float">
            <text:p>1,921</text:p>
          </table:table-cell>
          <table:table-cell table:style-name="ce38" table:formula="of:=SUM([.M10];[.M88];[.M91];)" office:value-type="float" office:value="10" calcext:value-type="float">
            <text:p>10</text:p>
          </table:table-cell>
          <table:table-cell table:style-name="ce38" table:formula="of:=SUM([.N10];[.N88];[.N91];)" office:value-type="float" office:value="104058" calcext:value-type="float">
            <text:p>104,058</text:p>
          </table:table-cell>
          <table:table-cell table:style-name="ce38" table:formula="of:=SUM([.O10];[.O88];[.O91];)" office:value-type="float" office:value="4454" calcext:value-type="float">
            <text:p>4,454</text:p>
          </table:table-cell>
          <table:table-cell table:style-name="ce38" table:formula="of:=SUM([.P10];[.P88];[.P91];)" office:value-type="float" office:value="6848" calcext:value-type="float">
            <text:p>6,848</text:p>
          </table:table-cell>
          <table:table-cell table:style-name="ce38" table:formula="of:=SUM([.Q10];[.Q88];[.Q91];)" office:value-type="float" office:value="4514" calcext:value-type="float">
            <text:p>4,514</text:p>
          </table:table-cell>
          <table:table-cell table:style-name="ce38" table:formula="of:=SUM([.R10];[.R88];[.R91];)" office:value-type="float" office:value="11708" calcext:value-type="float">
            <text:p>11,708</text:p>
          </table:table-cell>
          <table:table-cell table:style-name="ce38" table:formula="of:=SUM([.S10];[.S88];[.S91];)" office:value-type="float" office:value="683" calcext:value-type="float">
            <text:p>683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32324" calcext:value-type="float">
            <text:p>32,324</text:p>
          </table:table-cell>
          <table:table-cell table:style-name="ce38" table:formula="of:=SUM([.V10];[.V88];[.V91];)" office:value-type="float" office:value="43464" calcext:value-type="float">
            <text:p>43,464</text:p>
          </table:table-cell>
          <table:table-cell table:style-name="ce38" table:formula="of:=SUM([.W10];[.W88];[.W91];)" office:value-type="float" office:value="40" calcext:value-type="float">
            <text:p>40</text:p>
          </table:table-cell>
          <table:table-cell table:style-name="ce55" table:formula="of:=SUM([.X10];[.X88];[.X91];)" office:value-type="float" office:value="23" calcext:value-type="float">
            <text:p>23</text:p>
          </table:table-cell>
          <table:table-cell table:style-name="ce65" table:formula="of:=[.C7]-[.N7]" office:value-type="float" office:value="1132" calcext:value-type="float">
            <text:p>1,132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47560" calcext:value-type="float">
            <text:p>47,560</text:p>
          </table:table-cell>
          <table:table-cell table:style-name="ce39" table:formula="of:=SUM([.D11];[.D89];[.D92];)" office:value-type="float" office:value="1698" calcext:value-type="float">
            <text:p>1,698</text:p>
          </table:table-cell>
          <table:table-cell table:style-name="ce39" table:formula="of:=SUM([.E11];[.E89];[.E92];)" office:value-type="float" office:value="3622" calcext:value-type="float">
            <text:p>3,622</text:p>
          </table:table-cell>
          <table:table-cell table:style-name="ce39" table:formula="of:=SUM([.F11];[.F89];[.F92];)" office:value-type="float" office:value="1921" calcext:value-type="float">
            <text:p>1,921</text:p>
          </table:table-cell>
          <table:table-cell table:style-name="ce39" table:formula="of:=SUM([.G11];[.G89];[.G92];)" office:value-type="float" office:value="5233" calcext:value-type="float">
            <text:p>5,233</text:p>
          </table:table-cell>
          <table:table-cell table:style-name="ce39" table:formula="of:=SUM([.H11];[.H89];[.H92];)" office:value-type="float" office:value="154" calcext:value-type="float">
            <text:p>154</text:p>
          </table:table-cell>
          <table:table-cell table:style-name="ce39" table:formula="of:=SUM([.I11];[.I89];[.I92];)" office:value-type="float" office:value="0" calcext:value-type="float">
            <text:p>-</text:p>
          </table:table-cell>
          <table:table-cell table:style-name="ce39" table:formula="of:=SUM([.J11];[.J89];[.J92];)" office:value-type="float" office:value="14774" calcext:value-type="float">
            <text:p>14,774</text:p>
          </table:table-cell>
          <table:table-cell table:style-name="ce39" table:formula="of:=SUM([.K11];[.K89];[.K92];)" office:value-type="float" office:value="19838" calcext:value-type="float">
            <text:p>19,838</text:p>
          </table:table-cell>
          <table:table-cell table:style-name="ce39" table:formula="of:=SUM([.L11];[.L89];[.L92];)" office:value-type="float" office:value="316" calcext:value-type="float">
            <text:p>316</text:p>
          </table:table-cell>
          <table:table-cell table:style-name="ce39" table:formula="of:=SUM([.M11];[.M89];[.M92];)" office:value-type="float" office:value="4" calcext:value-type="float">
            <text:p>4</text:p>
          </table:table-cell>
          <table:table-cell table:style-name="ce39" table:formula="of:=SUM([.N11];[.N89];[.N92];)" office:value-type="float" office:value="47745" calcext:value-type="float">
            <text:p>47,745</text:p>
          </table:table-cell>
          <table:table-cell table:style-name="ce39" table:formula="of:=SUM([.O11];[.O89];[.O92];)" office:value-type="float" office:value="2174" calcext:value-type="float">
            <text:p>2,174</text:p>
          </table:table-cell>
          <table:table-cell table:style-name="ce39" table:formula="of:=SUM([.P11];[.P89];[.P92];)" office:value-type="float" office:value="3115" calcext:value-type="float">
            <text:p>3,115</text:p>
          </table:table-cell>
          <table:table-cell table:style-name="ce39" table:formula="of:=SUM([.Q11];[.Q89];[.Q92];)" office:value-type="float" office:value="2025" calcext:value-type="float">
            <text:p>2,025</text:p>
          </table:table-cell>
          <table:table-cell table:style-name="ce39" table:formula="of:=SUM([.R11];[.R89];[.R92];)" office:value-type="float" office:value="5418" calcext:value-type="float">
            <text:p>5,418</text:p>
          </table:table-cell>
          <table:table-cell table:style-name="ce39" table:formula="of:=SUM([.S11];[.S89];[.S92];)" office:value-type="float" office:value="373" calcext:value-type="float">
            <text:p>373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4770" calcext:value-type="float">
            <text:p>14,770</text:p>
          </table:table-cell>
          <table:table-cell table:style-name="ce39" table:formula="of:=SUM([.V11];[.V89];[.V92];)" office:value-type="float" office:value="19838" calcext:value-type="float">
            <text:p>19,838</text:p>
          </table:table-cell>
          <table:table-cell table:style-name="ce39" table:formula="of:=SUM([.W11];[.W89];[.W92];)" office:value-type="float" office:value="19" calcext:value-type="float">
            <text:p>19</text:p>
          </table:table-cell>
          <table:table-cell table:style-name="ce56" table:formula="of:=SUM([.X11];[.X89];[.X92];)" office:value-type="float" office:value="13" calcext:value-type="float">
            <text:p>13</text:p>
          </table:table-cell>
          <table:table-cell table:style-name="ce66" table:formula="of:=[.C8]-[.N8]" office:value-type="float" office:value="-185" calcext:value-type="float">
            <text:p><text:s text:c="7"/>－185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7630" calcext:value-type="float">
            <text:p>57,630</text:p>
          </table:table-cell>
          <table:table-cell table:style-name="ce40" table:formula="of:=SUM([.D12];[.D90];[.D93];)" office:value-type="float" office:value="2011" calcext:value-type="float">
            <text:p>2,011</text:p>
          </table:table-cell>
          <table:table-cell table:style-name="ce40" table:formula="of:=SUM([.E12];[.E90];[.E93];)" office:value-type="float" office:value="4321" calcext:value-type="float">
            <text:p>4,321</text:p>
          </table:table-cell>
          <table:table-cell table:style-name="ce40" table:formula="of:=SUM([.F12];[.F90];[.F93];)" office:value-type="float" office:value="2154" calcext:value-type="float">
            <text:p>2,154</text:p>
          </table:table-cell>
          <table:table-cell table:style-name="ce40" table:formula="of:=SUM([.G12];[.G90];[.G93];)" office:value-type="float" office:value="6240" calcext:value-type="float">
            <text:p>6,240</text:p>
          </table:table-cell>
          <table:table-cell table:style-name="ce40" table:formula="of:=SUM([.H12];[.H90];[.H93];)" office:value-type="float" office:value="109" calcext:value-type="float">
            <text:p>109</text:p>
          </table:table-cell>
          <table:table-cell table:style-name="ce40" table:formula="of:=SUM([.I12];[.I90];[.I93];)" office:value-type="float" office:value="1" calcext:value-type="float">
            <text:p>1</text:p>
          </table:table-cell>
          <table:table-cell table:style-name="ce40" table:formula="of:=SUM([.J12];[.J90];[.J93];)" office:value-type="float" office:value="17555" calcext:value-type="float">
            <text:p>17,555</text:p>
          </table:table-cell>
          <table:table-cell table:style-name="ce40" table:formula="of:=SUM([.K12];[.K90];[.K93];)" office:value-type="float" office:value="23628" calcext:value-type="float">
            <text:p>23,628</text:p>
          </table:table-cell>
          <table:table-cell table:style-name="ce40" table:formula="of:=SUM([.L12];[.L90];[.L93];)" office:value-type="float" office:value="1605" calcext:value-type="float">
            <text:p>1,605</text:p>
          </table:table-cell>
          <table:table-cell table:style-name="ce40" table:formula="of:=SUM([.M12];[.M90];[.M93];)" office:value-type="float" office:value="6" calcext:value-type="float">
            <text:p>6</text:p>
          </table:table-cell>
          <table:table-cell table:style-name="ce40" table:formula="of:=SUM([.N12];[.N90];[.N93];)" office:value-type="float" office:value="56313" calcext:value-type="float">
            <text:p>56,313</text:p>
          </table:table-cell>
          <table:table-cell table:style-name="ce40" table:formula="of:=SUM([.O12];[.O90];[.O93];)" office:value-type="float" office:value="2280" calcext:value-type="float">
            <text:p>2,280</text:p>
          </table:table-cell>
          <table:table-cell table:style-name="ce40" table:formula="of:=SUM([.P12];[.P90];[.P93];)" office:value-type="float" office:value="3733" calcext:value-type="float">
            <text:p>3,733</text:p>
          </table:table-cell>
          <table:table-cell table:style-name="ce40" table:formula="of:=SUM([.Q12];[.Q90];[.Q93];)" office:value-type="float" office:value="2489" calcext:value-type="float">
            <text:p>2,489</text:p>
          </table:table-cell>
          <table:table-cell table:style-name="ce40" table:formula="of:=SUM([.R12];[.R90];[.R93];)" office:value-type="float" office:value="6290" calcext:value-type="float">
            <text:p>6,290</text:p>
          </table:table-cell>
          <table:table-cell table:style-name="ce40" table:formula="of:=SUM([.S12];[.S90];[.S93];)" office:value-type="float" office:value="310" calcext:value-type="float">
            <text:p>310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7554" calcext:value-type="float">
            <text:p>17,554</text:p>
          </table:table-cell>
          <table:table-cell table:style-name="ce40" table:formula="of:=SUM([.V12];[.V90];[.V93];)" office:value-type="float" office:value="23626" calcext:value-type="float">
            <text:p>23,626</text:p>
          </table:table-cell>
          <table:table-cell table:style-name="ce40" table:formula="of:=SUM([.W12];[.W90];[.W93];)" office:value-type="float" office:value="21" calcext:value-type="float">
            <text:p>21</text:p>
          </table:table-cell>
          <table:table-cell table:style-name="ce57" table:formula="of:=SUM([.X12];[.X90];[.X93];)" office:value-type="float" office:value="10" calcext:value-type="float">
            <text:p>10</text:p>
          </table:table-cell>
          <table:table-cell table:style-name="ce67" table:formula="of:=[.C9]-[.N9]" office:value-type="float" office:value="1317" calcext:value-type="float">
            <text:p>1,317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104352" calcext:value-type="float">
            <text:p>104,352</text:p>
          </table:table-cell>
          <table:table-cell table:style-name="ce38" table:formula="of:=SUM([.D13];[.D79];[.D82])" office:value-type="float" office:value="3707" calcext:value-type="float">
            <text:p>3,707</text:p>
          </table:table-cell>
          <table:table-cell table:style-name="ce38" table:formula="of:=SUM([.E13];[.E79];[.E82])" office:value-type="float" office:value="7884" calcext:value-type="float">
            <text:p>7,884</text:p>
          </table:table-cell>
          <table:table-cell table:style-name="ce38" table:formula="of:=SUM([.F13];[.F79];[.F82])" office:value-type="float" office:value="4038" calcext:value-type="float">
            <text:p>4,038</text:p>
          </table:table-cell>
          <table:table-cell table:style-name="ce38" table:formula="of:=SUM([.G13];[.G79];[.G82])" office:value-type="float" office:value="10886" calcext:value-type="float">
            <text:p>10,886</text:p>
          </table:table-cell>
          <table:table-cell table:style-name="ce38" table:formula="of:=SUM([.H13];[.H79];[.H82])" office:value-type="float" office:value="263" calcext:value-type="float">
            <text:p>263</text:p>
          </table:table-cell>
          <table:table-cell table:style-name="ce38" table:formula="of:=SUM([.I13];[.I79];[.I82])" office:value-type="float" office:value="1" calcext:value-type="float">
            <text:p>1</text:p>
          </table:table-cell>
          <table:table-cell table:style-name="ce38" table:formula="of:=SUM([.J13];[.J79];[.J82])" office:value-type="float" office:value="32327" calcext:value-type="float">
            <text:p>32,327</text:p>
          </table:table-cell>
          <table:table-cell table:style-name="ce38" table:formula="of:=SUM([.K13];[.K79];[.K82])" office:value-type="float" office:value="43329" calcext:value-type="float">
            <text:p>43,329</text:p>
          </table:table-cell>
          <table:table-cell table:style-name="ce38" table:formula="of:=SUM([.L13];[.L79];[.L82])" office:value-type="float" office:value="1907" calcext:value-type="float">
            <text:p>1,907</text:p>
          </table:table-cell>
          <table:table-cell table:style-name="ce38" table:formula="of:=SUM([.M13];[.M79];[.M82])" office:value-type="float" office:value="10" calcext:value-type="float">
            <text:p>10</text:p>
          </table:table-cell>
          <table:table-cell table:style-name="ce38" table:formula="of:=SUM([.N13];[.N79];[.N82])" office:value-type="float" office:value="103648" calcext:value-type="float">
            <text:p>103,648</text:p>
          </table:table-cell>
          <table:table-cell table:style-name="ce38" table:formula="of:=SUM([.O13];[.O79];[.O82])" office:value-type="float" office:value="4446" calcext:value-type="float">
            <text:p>4,446</text:p>
          </table:table-cell>
          <table:table-cell table:style-name="ce38" table:formula="of:=SUM([.P13];[.P79];[.P82])" office:value-type="float" office:value="6802" calcext:value-type="float">
            <text:p>6,802</text:p>
          </table:table-cell>
          <table:table-cell table:style-name="ce38" table:formula="of:=SUM([.Q13];[.Q79];[.Q82])" office:value-type="float" office:value="4496" calcext:value-type="float">
            <text:p>4,496</text:p>
          </table:table-cell>
          <table:table-cell table:style-name="ce38" table:formula="of:=SUM([.R13];[.R79];[.R82])" office:value-type="float" office:value="11509" calcext:value-type="float">
            <text:p>11,509</text:p>
          </table:table-cell>
          <table:table-cell table:style-name="ce38" table:formula="of:=SUM([.S13];[.S79];[.S82])" office:value-type="float" office:value="683" calcext:value-type="float">
            <text:p>683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32322" calcext:value-type="float">
            <text:p>32,322</text:p>
          </table:table-cell>
          <table:table-cell table:style-name="ce38" table:formula="of:=SUM([.V13];[.V79];[.V82])" office:value-type="float" office:value="43327" calcext:value-type="float">
            <text:p>43,327</text:p>
          </table:table-cell>
          <table:table-cell table:style-name="ce38" table:formula="of:=SUM([.W13];[.W79];[.W82])" office:value-type="float" office:value="40" calcext:value-type="float">
            <text:p>40</text:p>
          </table:table-cell>
          <table:table-cell table:style-name="ce55" table:formula="of:=SUM([.X13];[.X79];[.X82])" office:value-type="float" office:value="23" calcext:value-type="float">
            <text:p>23</text:p>
          </table:table-cell>
          <table:table-cell table:style-name="ce68" table:formula="of:=[.C10]-[.N10]" office:value-type="float" office:value="704" calcext:value-type="float">
            <text:p>704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47099" calcext:value-type="float">
            <text:p>47,099</text:p>
          </table:table-cell>
          <table:table-cell table:style-name="ce39" table:formula="of:=SUM([.D14];[.D80];[.D83])" office:value-type="float" office:value="1697" calcext:value-type="float">
            <text:p>1,697</text:p>
          </table:table-cell>
          <table:table-cell table:style-name="ce39" table:formula="of:=SUM([.E14];[.E80];[.E83])" office:value-type="float" office:value="3590" calcext:value-type="float">
            <text:p>3,590</text:p>
          </table:table-cell>
          <table:table-cell table:style-name="ce39" table:formula="of:=SUM([.F14];[.F80];[.F83])" office:value-type="float" office:value="1902" calcext:value-type="float">
            <text:p>1,902</text:p>
          </table:table-cell>
          <table:table-cell table:style-name="ce39" table:formula="of:=SUM([.G14];[.G80];[.G83])" office:value-type="float" office:value="4911" calcext:value-type="float">
            <text:p>4,911</text:p>
          </table:table-cell>
          <table:table-cell table:style-name="ce39" table:formula="of:=SUM([.H14];[.H80];[.H83])" office:value-type="float" office:value="154" calcext:value-type="float">
            <text:p>154</text:p>
          </table:table-cell>
          <table:table-cell table:style-name="ce39" table:formula="of:=SUM([.I14];[.I80];[.I83])" office:value-type="float" office:value="0" calcext:value-type="float">
            <text:p>-</text:p>
          </table:table-cell>
          <table:table-cell table:style-name="ce39" table:formula="of:=SUM([.J14];[.J80];[.J83])" office:value-type="float" office:value="14772" calcext:value-type="float">
            <text:p>14,772</text:p>
          </table:table-cell>
          <table:table-cell table:style-name="ce39" table:formula="of:=SUM([.K14];[.K80];[.K83])" office:value-type="float" office:value="19756" calcext:value-type="float">
            <text:p>19,756</text:p>
          </table:table-cell>
          <table:table-cell table:style-name="ce39" table:formula="of:=SUM([.L14];[.L80];[.L83])" office:value-type="float" office:value="313" calcext:value-type="float">
            <text:p>313</text:p>
          </table:table-cell>
          <table:table-cell table:style-name="ce39" table:formula="of:=SUM([.M14];[.M80];[.M83])" office:value-type="float" office:value="4" calcext:value-type="float">
            <text:p>4</text:p>
          </table:table-cell>
          <table:table-cell table:style-name="ce39" table:formula="of:=SUM([.N14];[.N80];[.N83])" office:value-type="float" office:value="47502" calcext:value-type="float">
            <text:p>47,502</text:p>
          </table:table-cell>
          <table:table-cell table:style-name="ce39" table:formula="of:=SUM([.O14];[.O80];[.O83])" office:value-type="float" office:value="2169" calcext:value-type="float">
            <text:p>2,169</text:p>
          </table:table-cell>
          <table:table-cell table:style-name="ce39" table:formula="of:=SUM([.P14];[.P80];[.P83])" office:value-type="float" office:value="3088" calcext:value-type="float">
            <text:p>3,088</text:p>
          </table:table-cell>
          <table:table-cell table:style-name="ce39" table:formula="of:=SUM([.Q14];[.Q80];[.Q83])" office:value-type="float" office:value="2011" calcext:value-type="float">
            <text:p>2,011</text:p>
          </table:table-cell>
          <table:table-cell table:style-name="ce39" table:formula="of:=SUM([.R14];[.R80];[.R83])" office:value-type="float" office:value="5305" calcext:value-type="float">
            <text:p>5,305</text:p>
          </table:table-cell>
          <table:table-cell table:style-name="ce39" table:formula="of:=SUM([.S14];[.S80];[.S83])" office:value-type="float" office:value="373" calcext:value-type="float">
            <text:p>373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4768" calcext:value-type="float">
            <text:p>14,768</text:p>
          </table:table-cell>
          <table:table-cell table:style-name="ce39" table:formula="of:=SUM([.V14];[.V80];[.V83])" office:value-type="float" office:value="19756" calcext:value-type="float">
            <text:p>19,756</text:p>
          </table:table-cell>
          <table:table-cell table:style-name="ce39" table:formula="of:=SUM([.W14];[.W80];[.W83])" office:value-type="float" office:value="19" calcext:value-type="float">
            <text:p>19</text:p>
          </table:table-cell>
          <table:table-cell table:style-name="ce56" table:formula="of:=SUM([.X14];[.X80];[.X83])" office:value-type="float" office:value="13" calcext:value-type="float">
            <text:p>13</text:p>
          </table:table-cell>
          <table:table-cell table:style-name="ce69" table:formula="of:=[.C11]-[.N11]" office:value-type="float" office:value="-403" calcext:value-type="float">
            <text:p><text:s text:c="7"/>－403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57253" calcext:value-type="float">
            <text:p>57,253</text:p>
          </table:table-cell>
          <table:table-cell table:style-name="ce40" table:formula="of:=SUM([.D15];[.D81];[.D84])" office:value-type="float" office:value="2010" calcext:value-type="float">
            <text:p>2,010</text:p>
          </table:table-cell>
          <table:table-cell table:style-name="ce40" table:formula="of:=SUM([.E15];[.E81];[.E84])" office:value-type="float" office:value="4294" calcext:value-type="float">
            <text:p>4,294</text:p>
          </table:table-cell>
          <table:table-cell table:style-name="ce40" table:formula="of:=SUM([.F15];[.F81];[.F84])" office:value-type="float" office:value="2136" calcext:value-type="float">
            <text:p>2,136</text:p>
          </table:table-cell>
          <table:table-cell table:style-name="ce40" table:formula="of:=SUM([.G15];[.G81];[.G84])" office:value-type="float" office:value="5975" calcext:value-type="float">
            <text:p>5,975</text:p>
          </table:table-cell>
          <table:table-cell table:style-name="ce40" table:formula="of:=SUM([.H15];[.H81];[.H84])" office:value-type="float" office:value="109" calcext:value-type="float">
            <text:p>109</text:p>
          </table:table-cell>
          <table:table-cell table:style-name="ce40" table:formula="of:=SUM([.I15];[.I81];[.I84])" office:value-type="float" office:value="1" calcext:value-type="float">
            <text:p>1</text:p>
          </table:table-cell>
          <table:table-cell table:style-name="ce40" table:formula="of:=SUM([.J15];[.J81];[.J84])" office:value-type="float" office:value="17555" calcext:value-type="float">
            <text:p>17,555</text:p>
          </table:table-cell>
          <table:table-cell table:style-name="ce40" table:formula="of:=SUM([.K15];[.K81];[.K84])" office:value-type="float" office:value="23573" calcext:value-type="float">
            <text:p>23,573</text:p>
          </table:table-cell>
          <table:table-cell table:style-name="ce40" table:formula="of:=SUM([.L15];[.L81];[.L84])" office:value-type="float" office:value="1594" calcext:value-type="float">
            <text:p>1,594</text:p>
          </table:table-cell>
          <table:table-cell table:style-name="ce40" table:formula="of:=SUM([.M15];[.M81];[.M84])" office:value-type="float" office:value="6" calcext:value-type="float">
            <text:p>6</text:p>
          </table:table-cell>
          <table:table-cell table:style-name="ce40" table:formula="of:=SUM([.N15];[.N81];[.N84])" office:value-type="float" office:value="56146" calcext:value-type="float">
            <text:p>56,146</text:p>
          </table:table-cell>
          <table:table-cell table:style-name="ce40" table:formula="of:=SUM([.O15];[.O81];[.O84])" office:value-type="float" office:value="2277" calcext:value-type="float">
            <text:p>2,277</text:p>
          </table:table-cell>
          <table:table-cell table:style-name="ce40" table:formula="of:=SUM([.P15];[.P81];[.P84])" office:value-type="float" office:value="3714" calcext:value-type="float">
            <text:p>3,714</text:p>
          </table:table-cell>
          <table:table-cell table:style-name="ce40" table:formula="of:=SUM([.Q15];[.Q81];[.Q84])" office:value-type="float" office:value="2485" calcext:value-type="float">
            <text:p>2,485</text:p>
          </table:table-cell>
          <table:table-cell table:style-name="ce40" table:formula="of:=SUM([.R15];[.R81];[.R84])" office:value-type="float" office:value="6204" calcext:value-type="float">
            <text:p>6,204</text:p>
          </table:table-cell>
          <table:table-cell table:style-name="ce40" table:formula="of:=SUM([.S15];[.S81];[.S84])" office:value-type="float" office:value="310" calcext:value-type="float">
            <text:p>310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7554" calcext:value-type="float">
            <text:p>17,554</text:p>
          </table:table-cell>
          <table:table-cell table:style-name="ce40" table:formula="of:=SUM([.V15];[.V81];[.V84])" office:value-type="float" office:value="23571" calcext:value-type="float">
            <text:p>23,571</text:p>
          </table:table-cell>
          <table:table-cell table:style-name="ce40" table:formula="of:=SUM([.W15];[.W81];[.W84])" office:value-type="float" office:value="21" calcext:value-type="float">
            <text:p>21</text:p>
          </table:table-cell>
          <table:table-cell table:style-name="ce57" table:formula="of:=SUM([.X15];[.X81];[.X84])" office:value-type="float" office:value="10" calcext:value-type="float">
            <text:p>10</text:p>
          </table:table-cell>
          <table:table-cell table:style-name="ce70" table:formula="of:=[.C12]-[.N12]" office:value-type="float" office:value="1107" calcext:value-type="float">
            <text:p>1,107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81041" calcext:value-type="float">
            <text:p>81,041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2086" calcext:value-type="float">
            <text:p>2,086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7657" calcext:value-type="float">
            <text:p>7,657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852" calcext:value-type="float">
            <text:p>3,852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199" calcext:value-type="float">
            <text:p>199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1" calcext:value-type="float">
            <text:p>1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32327" calcext:value-type="float">
            <text:p>32,327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3344" calcext:value-type="float">
            <text:p>33,344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569" calcext:value-type="float">
            <text:p>1,569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6" calcext:value-type="float">
            <text:p>6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79778" calcext:value-type="float">
            <text:p>79,778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597" calcext:value-type="float">
            <text:p>2,597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6616" calcext:value-type="float">
            <text:p>6,616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4269" calcext:value-type="float">
            <text:p>4,269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587" calcext:value-type="float">
            <text:p>587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32322" calcext:value-type="float">
            <text:p>32,322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3341" calcext:value-type="float">
            <text:p>33,341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25" calcext:value-type="float">
            <text:p>25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21" calcext:value-type="float">
            <text:p>21</text:p>
          </table:table-cell>
          <table:table-cell table:style-name="ce68" table:formula="of:=[.C13]-[.N13]" office:value-type="float" office:value="1263" calcext:value-type="float">
            <text:p>1,263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6511" calcext:value-type="float">
            <text:p>36,511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965" calcext:value-type="float">
            <text:p>965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3485" calcext:value-type="float">
            <text:p>3,485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819" calcext:value-type="float">
            <text:p>1,819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113" calcext:value-type="float">
            <text:p>113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0" calcext:value-type="float">
            <text:p>-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4772" calcext:value-type="float">
            <text:p>14,772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5139" calcext:value-type="float">
            <text:p>15,139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15" calcext:value-type="float">
            <text:p>215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3" calcext:value-type="float">
            <text:p>3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6451" calcext:value-type="float">
            <text:p>36,451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289" calcext:value-type="float">
            <text:p>1,289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3005" calcext:value-type="float">
            <text:p>3,005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906" calcext:value-type="float">
            <text:p>1,906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322" calcext:value-type="float">
            <text:p>322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4768" calcext:value-type="float">
            <text:p>14,768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5137" calcext:value-type="float">
            <text:p>15,137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13" calcext:value-type="float">
            <text:p>13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11" calcext:value-type="float">
            <text:p>11</text:p>
          </table:table-cell>
          <table:table-cell table:style-name="ce69" table:formula="of:=[.C14]-[.N14]" office:value-type="float" office:value="60" calcext:value-type="float">
            <text:p>60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44530" calcext:value-type="float">
            <text:p>44,530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121" calcext:value-type="float">
            <text:p>1,121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4172" calcext:value-type="float">
            <text:p>4,172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2033" calcext:value-type="float">
            <text:p>2,033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86" calcext:value-type="float">
            <text:p>86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1" calcext:value-type="float">
            <text:p>1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7555" calcext:value-type="float">
            <text:p>17,555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8205" calcext:value-type="float">
            <text:p>18,205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354" calcext:value-type="float">
            <text:p>1,354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3" calcext:value-type="float">
            <text:p>3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43327" calcext:value-type="float">
            <text:p>43,327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308" calcext:value-type="float">
            <text:p>1,308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3611" calcext:value-type="float">
            <text:p>3,611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2363" calcext:value-type="float">
            <text:p>2,363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265" calcext:value-type="float">
            <text:p>265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7554" calcext:value-type="float">
            <text:p>17,554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8204" calcext:value-type="float">
            <text:p>18,204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12" calcext:value-type="float">
            <text:p>12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0" calcext:value-type="float">
            <text:p>10</text:p>
          </table:table-cell>
          <table:table-cell table:style-name="ce70" table:formula="of:=[.C15]-[.N15]" office:value-type="float" office:value="1203" calcext:value-type="float">
            <text:p>1,203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418" calcext:value-type="float">
            <text:p>18,418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5067" calcext:value-type="float">
            <text:p>5,067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29" calcext:value-type="float">
            <text:p>4,529</text:p>
          </table:table-cell>
          <table:table-cell table:style-name="ce41" office:value-type="float" office:value="7431" calcext:value-type="float">
            <text:p>7,431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8069" calcext:value-type="float">
            <text:p>18,069</text:p>
          </table:table-cell>
          <table:table-cell table:style-name="ce41" office:value-type="float" office:value="903" calcext:value-type="float">
            <text:p>903</text:p>
          </table:table-cell>
          <table:table-cell table:style-name="ce41" office:value-type="float" office:value="4110" calcext:value-type="float">
            <text:p>4,110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58" calcext:value-type="float">
            <text:p>5,158</text:p>
          </table:table-cell>
          <table:table-cell table:style-name="ce41" office:value-type="float" office:value="7431" calcext:value-type="float">
            <text:p>7,431</text:p>
          </table:table-cell>
          <table:table-cell table:style-name="ce41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table:style-name="ce71" table:formula="of:=[.C16]-[.N16]" office:value-type="float" office:value="349" calcext:value-type="float">
            <text:p>349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34" calcext:value-type="float">
            <text:p>8,334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2275" calcext:value-type="float">
            <text:p>2,275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84" calcext:value-type="float">
            <text:p>2,084</text:p>
          </table:table-cell>
          <table:table-cell table:style-name="ce42" office:value-type="float" office:value="3414" calcext:value-type="float">
            <text:p>3,414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433" calcext:value-type="float">
            <text:p>8,433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1885" calcext:value-type="float">
            <text:p>1,88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9" calcext:value-type="float">
            <text:p>2,489</text:p>
          </table:table-cell>
          <table:table-cell table:style-name="ce42" office:value-type="float" office:value="3414" calcext:value-type="float">
            <text:p>3,414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[.C17]-[.N17]" office:value-type="float" office:value="-99" calcext:value-type="float">
            <text:p><text:s text:c="7"/>－9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084" calcext:value-type="float">
            <text:p>10,084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2792" calcext:value-type="float">
            <text:p>2,792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45" calcext:value-type="float">
            <text:p>2,445</text:p>
          </table:table-cell>
          <table:table-cell table:style-name="ce43" office:value-type="float" office:value="4017" calcext:value-type="float">
            <text:p>4,017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636" calcext:value-type="float">
            <text:p>9,636</text:p>
          </table:table-cell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2225" calcext:value-type="float">
            <text:p>2,225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69" calcext:value-type="float">
            <text:p>2,669</text:p>
          </table:table-cell>
          <table:table-cell table:style-name="ce43" office:value-type="float" office:value="4017" calcext:value-type="float">
            <text:p>4,017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2" calcext:value-type="float">
            <text:p>2</text:p>
          </table:table-cell>
          <table:table-cell table:style-name="ce73" table:formula="of:=[.C18]-[.N18]" office:value-type="float" office:value="448" calcext:value-type="float">
            <text:p>44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75" calcext:value-type="float">
            <text:p>2,27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0" calcext:value-type="float">
            <text:p>920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19]-[.N19]" office:value-type="float" office:value="330" calcext:value-type="float">
            <text:p>33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04" calcext:value-type="float">
            <text:p>1,00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4" calcext:value-type="float">
            <text:p>294</text:p>
          </table:table-cell>
          <table:table-cell table:style-name="ce42" office:value-type="float" office:value="469" calcext:value-type="float">
            <text:p>469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0]-[.N20]" office:value-type="float" office:value="116" calcext:value-type="float">
            <text:p>11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71" calcext:value-type="float">
            <text:p>1,27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6" calcext:value-type="float">
            <text:p>506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7" calcext:value-type="float">
            <text:p>1,05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1]-[.N21]" office:value-type="float" office:value="214" calcext:value-type="float">
            <text:p>214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166" calcext:value-type="float">
            <text:p>9,166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760" calcext:value-type="float">
            <text:p>760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73" calcext:value-type="float">
            <text:p>3,673</text:p>
          </table:table-cell>
          <table:table-cell table:style-name="ce41" office:value-type="float" office:value="4105" calcext:value-type="float">
            <text:p>4,105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52" calcext:value-type="float">
            <text:p>7,952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586" calcext:value-type="float">
            <text:p>586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34" calcext:value-type="float">
            <text:p>2,734</text:p>
          </table:table-cell>
          <table:table-cell table:style-name="ce41" office:value-type="float" office:value="4105" calcext:value-type="float">
            <text:p>4,105</text:p>
          </table:table-cell>
          <table:table-cell table:style-name="ce41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22]-[.N22]" office:value-type="float" office:value="1214" calcext:value-type="float">
            <text:p>1,21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203" calcext:value-type="float">
            <text:p>4,203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86" calcext:value-type="float">
            <text:p>1,786</text:p>
          </table:table-cell>
          <table:table-cell table:style-name="ce42" office:value-type="float" office:value="1836" calcext:value-type="float">
            <text:p>1,83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99" calcext:value-type="float">
            <text:p>3,599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2" calcext:value-type="float">
            <text:p>1,262</text:p>
          </table:table-cell>
          <table:table-cell table:style-name="ce42" office:value-type="float" office:value="1836" calcext:value-type="float">
            <text:p>1,836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3]-[.N23]" office:value-type="float" office:value="604" calcext:value-type="float">
            <text:p>60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963" calcext:value-type="float">
            <text:p>4,963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413" calcext:value-type="float">
            <text:p>41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87" calcext:value-type="float">
            <text:p>1,887</text:p>
          </table:table-cell>
          <table:table-cell table:style-name="ce43" office:value-type="float" office:value="2269" calcext:value-type="float">
            <text:p>2,269</text:p>
          </table:table-cell>
          <table:table-cell table:style-name="ce43" office:value-type="float" office:value="186" calcext:value-type="float">
            <text:p>1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53" calcext:value-type="float">
            <text:p>4,353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2" calcext:value-type="float">
            <text:p>1,472</text:p>
          </table:table-cell>
          <table:table-cell table:style-name="ce43" office:value-type="float" office:value="2269" calcext:value-type="float">
            <text:p>2,269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4]-[.N24]" office:value-type="float" office:value="610" calcext:value-type="float">
            <text:p>610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52" calcext:value-type="float">
            <text:p>2,25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617" calcext:value-type="float">
            <text:p>61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5]-[.N25]" office:value-type="float" office:value="514" calcext:value-type="float">
            <text:p>514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8" calcext:value-type="float">
            <text:p>1,06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0" calcext:value-type="float">
            <text:p>660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17" calcext:value-type="float">
            <text:p>81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6]-[.N26]" office:value-type="float" office:value="251" calcext:value-type="float">
            <text:p>25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84" calcext:value-type="float">
            <text:p>1,1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9" calcext:value-type="float">
            <text:p>73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6" calcext:value-type="float">
            <text:p>536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7]-[.N27]" office:value-type="float" office:value="263" calcext:value-type="float">
            <text:p>263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759" calcext:value-type="float">
            <text:p>1,75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9" calcext:value-type="float">
            <text:p>859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3" calcext:value-type="float">
            <text:p>1,99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80" calcext:value-type="float">
            <text:p>1,080</text:p>
          </table:table-cell>
          <table:table-cell table:style-name="ce41" office:value-type="float" office:value="711" calcext:value-type="float">
            <text:p>71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8]-[.N28]" office:value-type="float" office:value="-234" calcext:value-type="float">
            <text:p><text:s text:c="7"/>－234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0" calcext:value-type="float">
            <text:p>81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4" calcext:value-type="float">
            <text:p>414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4" calcext:value-type="float">
            <text:p>484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-96" calcext:value-type="float">
            <text:p><text:s text:c="7"/>－96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49" calcext:value-type="float">
            <text:p>94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387" calcext:value-type="float">
            <text:p>38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96" calcext:value-type="float">
            <text:p>596</text:p>
          </table:table-cell>
          <table:table-cell table:style-name="ce43" office:value-type="float" office:value="387" calcext:value-type="float">
            <text:p>38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-138" calcext:value-type="float">
            <text:p><text:s text:c="7"/>－13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707" calcext:value-type="float">
            <text:p>5,707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2" calcext:value-type="float">
            <text:p>3,002</text:p>
          </table:table-cell>
          <table:table-cell table:style-name="ce41" office:value-type="float" office:value="2332" calcext:value-type="float">
            <text:p>2,332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15" calcext:value-type="float">
            <text:p>5,815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2" calcext:value-type="float">
            <text:p>3,132</text:p>
          </table:table-cell>
          <table:table-cell table:style-name="ce41" office:value-type="float" office:value="2332" calcext:value-type="float">
            <text:p>2,33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31]-[.N31]" office:value-type="float" office:value="-108" calcext:value-type="float">
            <text:p><text:s text:c="7"/>－108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78" calcext:value-type="float">
            <text:p>2,57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9" calcext:value-type="float">
            <text:p>1,359</text:p>
          </table:table-cell>
          <table:table-cell table:style-name="ce42" office:value-type="float" office:value="1103" calcext:value-type="float">
            <text:p>1,10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40" calcext:value-type="float">
            <text:p>2,640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5" calcext:value-type="float">
            <text:p>1,385</text:p>
          </table:table-cell>
          <table:table-cell table:style-name="ce42" office:value-type="float" office:value="1103" calcext:value-type="float">
            <text:p>1,10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2]-[.N32]" office:value-type="float" office:value="-62" calcext:value-type="float">
            <text:p><text:s text:c="7"/>－6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29" calcext:value-type="float">
            <text:p>3,12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3" calcext:value-type="float">
            <text:p>1,643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75" calcext:value-type="float">
            <text:p>3,175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47" calcext:value-type="float">
            <text:p>1,747</text:p>
          </table:table-cell>
          <table:table-cell table:style-name="ce43" office:value-type="float" office:value="1229" calcext:value-type="float">
            <text:p>1,229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3]-[.N33]" office:value-type="float" office:value="-46" calcext:value-type="float">
            <text:p><text:s text:c="7"/>－4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692" calcext:value-type="float">
            <text:p>3,692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21" calcext:value-type="float">
            <text:p>4,421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67" calcext:value-type="float">
            <text:p>1,967</text:p>
          </table:table-cell>
          <table:table-cell table:style-name="ce41" office:value-type="float" office:value="2172" calcext:value-type="float">
            <text:p>2,172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34]-[.N34]" office:value-type="float" office:value="-729" calcext:value-type="float">
            <text:p><text:s text:c="7"/>－729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43" calcext:value-type="float">
            <text:p>1,64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983" calcext:value-type="float">
            <text:p>98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87" calcext:value-type="float">
            <text:p>1,987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office:value-type="float" office:value="983" calcext:value-type="float">
            <text:p>983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35]-[.N35]" office:value-type="float" office:value="-344" calcext:value-type="float">
            <text:p><text:s text:c="7"/>－34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49" calcext:value-type="float">
            <text:p>2,04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7" calcext:value-type="float">
            <text:p>697</text:p>
          </table:table-cell>
          <table:table-cell table:style-name="ce43" office:value-type="float" office:value="1189" calcext:value-type="float">
            <text:p>1,18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34" calcext:value-type="float">
            <text:p>2,434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2" calcext:value-type="float">
            <text:p>1,122</text:p>
          </table:table-cell>
          <table:table-cell table:style-name="ce43" office:value-type="float" office:value="1189" calcext:value-type="float">
            <text:p>1,18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36]-[.N36]" office:value-type="float" office:value="-385" calcext:value-type="float">
            <text:p><text:s text:c="7"/>－385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97" calcext:value-type="float">
            <text:p>1,59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37]-[.N37]" office:value-type="float" office:value="-135" calcext:value-type="float">
            <text:p><text:s text:c="7"/>－135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8]-[.N38]" office:value-type="float" office:value="-77" calcext:value-type="float">
            <text:p><text:s text:c="7"/>－7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00" calcext:value-type="float">
            <text:p>90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58" calcext:value-type="float">
            <text:p>95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9]-[.N39]" office:value-type="float" office:value="-58" calcext:value-type="float">
            <text:p><text:s text:c="7"/>－5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23" calcext:value-type="float">
            <text:p>2,62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470" calcext:value-type="float">
            <text:p>1,470</text:p>
          </table:table-cell>
          <table:table-cell table:style-name="ce41" office:value-type="float" office:value="846" calcext:value-type="float">
            <text:p>846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1" calcext:value-type="float">
            <text:p>2,491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844" calcext:value-type="float">
            <text:p>84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0]-[.N40]" office:value-type="float" office:value="132" calcext:value-type="float">
            <text:p>13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6" calcext:value-type="float">
            <text:p>1,07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3" calcext:value-type="float">
            <text:p>623</text:p>
          </table:table-cell>
          <table:table-cell table:style-name="ce42" office:value-type="float" office:value="331" calcext:value-type="float">
            <text:p>331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0" calcext:value-type="float">
            <text:p>1,05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1]-[.N41]" office:value-type="float" office:value="26" calcext:value-type="float">
            <text:p>26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47" calcext:value-type="float">
            <text:p>1,54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515" calcext:value-type="float">
            <text:p>51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41" calcext:value-type="float">
            <text:p>1,44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106" calcext:value-type="float">
            <text:p>10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58" calcext:value-type="float">
            <text:p>1,85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1" calcext:value-type="float">
            <text:p>1,111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3]-[.N43]" office:value-type="float" office:value="-450" calcext:value-type="float">
            <text:p><text:s text:c="7"/>－450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3" calcext:value-type="float">
            <text:p>83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88" calcext:value-type="float">
            <text:p>1,08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4]-[.N44]" office:value-type="float" office:value="-255" calcext:value-type="float">
            <text:p><text:s text:c="7"/>－255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25" calcext:value-type="float">
            <text:p>1,02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9" calcext:value-type="float">
            <text:p>599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0" calcext:value-type="float">
            <text:p>1,220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5]-[.N45]" office:value-type="float" office:value="-195" calcext:value-type="float">
            <text:p><text:s text:c="7"/>－195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802" calcext:value-type="float">
            <text:p>3,80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1408" calcext:value-type="float">
            <text:p>1,408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2" calcext:value-type="float">
            <text:p>3,85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43" calcext:value-type="float">
            <text:p>2,043</text:p>
          </table:table-cell>
          <table:table-cell table:style-name="ce41" office:value-type="float" office:value="1407" calcext:value-type="float">
            <text:p>1,407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6]-[.N46]" office:value-type="float" office:value="-50" calcext:value-type="float">
            <text:p><text:s text:c="7"/>－50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12" calcext:value-type="float">
            <text:p>1,71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5" calcext:value-type="float">
            <text:p>885</text:p>
          </table:table-cell>
          <table:table-cell table:style-name="ce42" office:value-type="float" office:value="647" calcext:value-type="float">
            <text:p>64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65" calcext:value-type="float">
            <text:p>1,76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4" calcext:value-type="float">
            <text:p>924</text:p>
          </table:table-cell>
          <table:table-cell table:style-name="ce42" office:value-type="float" office:value="646" calcext:value-type="float">
            <text:p>64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-53" calcext:value-type="float">
            <text:p><text:s text:c="7"/>－53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90" calcext:value-type="float">
            <text:p>2,09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60" calcext:value-type="float">
            <text:p>1,060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87" calcext:value-type="float">
            <text:p>2,08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9" calcext:value-type="float">
            <text:p>1,119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8]-[.N48]" office:value-type="float" office:value="3" calcext:value-type="float">
            <text:p>3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13" calcext:value-type="float">
            <text:p>5,513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2076" calcext:value-type="float">
            <text:p>2,0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54" calcext:value-type="float">
            <text:p>6,154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2392" calcext:value-type="float">
            <text:p>2,3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84" calcext:value-type="float">
            <text:p>1,484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9]-[.N49]" office:value-type="float" office:value="-641" calcext:value-type="float">
            <text:p><text:s text:c="7"/>－64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19" calcext:value-type="float">
            <text:p>2,51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86" calcext:value-type="float">
            <text:p>9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0" calcext:value-type="float">
            <text:p>550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45" calcext:value-type="float">
            <text:p>2,745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051" calcext:value-type="float">
            <text:p>1,0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888" calcext:value-type="float">
            <text:p>88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0]-[.N50]" office:value-type="float" office:value="-226" calcext:value-type="float">
            <text:p><text:s text:c="7"/>－22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94" calcext:value-type="float">
            <text:p>2,99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090" calcext:value-type="float">
            <text:p>1,0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1117" calcext:value-type="float">
            <text:p>1,117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09" calcext:value-type="float">
            <text:p>3,40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341" calcext:value-type="float">
            <text:p>1,3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8" calcext:value-type="float">
            <text:p>828</text:p>
          </table:table-cell>
          <table:table-cell table:style-name="ce43" office:value-type="float" office:value="1117" calcext:value-type="float">
            <text:p>1,117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1]-[.N51]" office:value-type="float" office:value="-415" calcext:value-type="float">
            <text:p><text:s text:c="7"/>－415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1545" calcext:value-type="float">
            <text:p>1,54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54" calcext:value-type="float">
            <text:p>3,35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1545" calcext:value-type="float">
            <text:p>1,54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52]-[.N52]" office:value-type="float" office:value="-470" calcext:value-type="float">
            <text:p><text:s text:c="7"/>－47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48" calcext:value-type="float">
            <text:p>1,24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35" calcext:value-type="float">
            <text:p>1,535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678" calcext:value-type="float">
            <text:p>678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3]-[.N53]" office:value-type="float" office:value="-287" calcext:value-type="float">
            <text:p><text:s text:c="7"/>－28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36" calcext:value-type="float">
            <text:p>1,63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2" calcext:value-type="float">
            <text:p>462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9" calcext:value-type="float">
            <text:p>1,81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4]-[.N54]" office:value-type="float" office:value="-183" calcext:value-type="float">
            <text:p><text:s text:c="7"/>－18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98" calcext:value-type="float">
            <text:p>79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9" calcext:value-type="float">
            <text:p>919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2" calcext:value-type="float">
            <text:p>492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-121" calcext:value-type="float">
            <text:p><text:s text:c="7"/>－12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4" calcext:value-type="float">
            <text:p>36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7" calcext:value-type="float">
            <text:p>43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73" calcext:value-type="float">
            <text:p><text:s text:c="7"/>－7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34" calcext:value-type="float">
            <text:p>43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99" calcext:value-type="float">
            <text:p>199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48" calcext:value-type="float">
            <text:p><text:s text:c="7"/>－4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06" calcext:value-type="float">
            <text:p>1,70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2" calcext:value-type="float">
            <text:p>572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7" calcext:value-type="float">
            <text:p>607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71" table:formula="of:=[.C58]-[.N58]" office:value-type="float" office:value="-84" calcext:value-type="float">
            <text:p><text:s text:c="7"/>－8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9" calcext:value-type="float">
            <text:p>82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3" calcext:value-type="float">
            <text:p>3</text:p>
          </table:table-cell>
          <table:table-cell table:style-name="ce72" table:formula="of:=[.C59]-[.N59]" office:value-type="float" office:value="-68" calcext:value-type="float">
            <text:p><text:s text:c="7"/>－6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45" calcext:value-type="float">
            <text:p>94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1" calcext:value-type="float">
            <text:p>96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0]-[.N60]" office:value-type="float" office:value="-16" calcext:value-type="float">
            <text:p><text:s text:c="7"/>－1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63" calcext:value-type="float">
            <text:p>63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56" calcext:value-type="float">
            <text:p>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44" calcext:value-type="float">
            <text:p>4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19" calcext:value-type="float">
            <text:p>19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5" calcext:value-type="float">
            <text:p>585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5" calcext:value-type="float">
            <text:p>1,90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62" calcext:value-type="float">
            <text:p>26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1" calcext:value-type="float">
            <text:p>741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185" calcext:value-type="float">
            <text:p><text:s text:c="7"/>－185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98" calcext:value-type="float">
            <text:p>79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5" calcext:value-type="float">
            <text:p>90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107" calcext:value-type="float">
            <text:p><text:s text:c="7"/>－107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22" calcext:value-type="float">
            <text:p>922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9" calcext:value-type="float">
            <text:p>319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0" calcext:value-type="float">
            <text:p>1,00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2" calcext:value-type="float">
            <text:p>392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78" calcext:value-type="float">
            <text:p><text:s text:c="7"/>－7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83" calcext:value-type="float">
            <text:p>2,28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7]-[.N67]" office:value-type="float" office:value="410" calcext:value-type="float">
            <text:p>410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35" calcext:value-type="float">
            <text:p>1,03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9" calcext:value-type="float">
            <text:p>579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3" calcext:value-type="float">
            <text:p>84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8]-[.N68]" office:value-type="float" office:value="192" calcext:value-type="float">
            <text:p>19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48" calcext:value-type="float">
            <text:p>1,24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1" calcext:value-type="float">
            <text:p>661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0" calcext:value-type="float">
            <text:p>1,03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9]-[.N69]" office:value-type="float" office:value="218" calcext:value-type="float">
            <text:p>21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222" calcext:value-type="float">
            <text:p>7,222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0" calcext:value-type="float">
            <text:p>3,690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06" calcext:value-type="float">
            <text:p>6,206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99" calcext:value-type="float">
            <text:p>2,799</text:p>
          </table:table-cell>
          <table:table-cell table:style-name="ce41" office:value-type="float" office:value="2881" calcext:value-type="float">
            <text:p>2,881</text:p>
          </table:table-cell>
          <table:table-cell table:style-name="ce41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0]-[.N70]" office:value-type="float" office:value="1016" calcext:value-type="float">
            <text:p>1,01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02" calcext:value-type="float">
            <text:p>3,20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4" calcext:value-type="float">
            <text:p>1,614</text:p>
          </table:table-cell>
          <table:table-cell table:style-name="ce42" office:value-type="float" office:value="1328" calcext:value-type="float">
            <text:p>1,32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37" calcext:value-type="float">
            <text:p>2,837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5" calcext:value-type="float">
            <text:p>1,255</text:p>
          </table:table-cell>
          <table:table-cell table:style-name="ce42" office:value-type="float" office:value="1328" calcext:value-type="float">
            <text:p>1,328</text:p>
          </table:table-cell>
          <table:table-cell table:style-name="ce42" office:value-type="float" office:value="3" calcext:value-type="float">
            <text:p>3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1]-[.N71]" office:value-type="float" office:value="365" calcext:value-type="float">
            <text:p>36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020" calcext:value-type="float">
            <text:p>4,020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6" calcext:value-type="float">
            <text:p>2,076</text:p>
          </table:table-cell>
          <table:table-cell table:style-name="ce43" office:value-type="float" office:value="1553" calcext:value-type="float">
            <text:p>1,553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69" calcext:value-type="float">
            <text:p>3,369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44" calcext:value-type="float">
            <text:p>1,544</text:p>
          </table:table-cell>
          <table:table-cell table:style-name="ce43" office:value-type="float" office:value="1553" calcext:value-type="float">
            <text:p>1,55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72]-[.N72]" office:value-type="float" office:value="651" calcext:value-type="float">
            <text:p>651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0" calcext:value-type="float">
            <text:p>820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51" calcext:value-type="float">
            <text:p>5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6" calcext:value-type="float">
            <text:p>62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93" calcext:value-type="float">
            <text:p>393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9" calcext:value-type="float">
            <text:p>58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37" calcext:value-type="float">
            <text:p>3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9" calcext:value-type="float">
            <text:p>449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14" calcext:value-type="float">
            <text:p>1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18" calcext:value-type="float">
            <text:p>3,91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0" calcext:value-type="float">
            <text:p>1,770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6]-[.N76]" office:value-type="float" office:value="391" calcext:value-type="float">
            <text:p>391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63" calcext:value-type="float">
            <text:p>1,76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806" calcext:value-type="float">
            <text:p>80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1" calcext:value-type="float">
            <text:p>1,59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2" calcext:value-type="float">
            <text:p>642</text:p>
          </table:table-cell>
          <table:table-cell table:style-name="ce42" office:value-type="float" office:value="806" calcext:value-type="float">
            <text:p>806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7]-[.N77]" office:value-type="float" office:value="172" calcext:value-type="float">
            <text:p>172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55" calcext:value-type="float">
            <text:p>2,15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4" calcext:value-type="float">
            <text:p>964</text:p>
          </table:table-cell>
          <table:table-cell table:style-name="ce43" office:value-type="float" office:value="963" calcext:value-type="float">
            <text:p>96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36" calcext:value-type="float">
            <text:p>1,93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9" calcext:value-type="float">
            <text:p>799</text:p>
          </table:table-cell>
          <table:table-cell table:style-name="ce43" office:value-type="float" office:value="963" calcext:value-type="float">
            <text:p>963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219" calcext:value-type="float">
            <text:p>219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4293" calcext:value-type="float">
            <text:p>14,293</text:p>
          </table:table-cell>
          <table:table-cell table:style-name="ce38" office:value-type="float" office:value="1370" calcext:value-type="float">
            <text:p>1,3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6617" calcext:value-type="float">
            <text:p>6,617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830" calcext:value-type="float">
            <text:p>5,830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5253" calcext:value-type="float">
            <text:p>15,253</text:p>
          </table:table-cell>
          <table:table-cell table:style-name="ce38" office:value-type="float" office:value="1467" calcext:value-type="float">
            <text:p>1,4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7655" calcext:value-type="float">
            <text:p>7,655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831" calcext:value-type="float">
            <text:p>5,831</text:p>
          </table:table-cell>
          <table:table-cell table:style-name="ce38" office:value-type="float" office:value="12" calcext:value-type="float">
            <text:p>12</text:p>
          </table:table-cell>
          <table:table-cell table:style-name="ce55" office:value-type="float" office:value="2" calcext:value-type="float">
            <text:p>2</text:p>
          </table:table-cell>
          <table:table-cell table:style-name="ce68" table:formula="of:=[.C79]-[.N79]" office:value-type="float" office:value="-960" calcext:value-type="float">
            <text:p><text:s text:c="7"/>－960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497" calcext:value-type="float">
            <text:p>6,497</text:p>
          </table:table-cell>
          <table:table-cell table:style-name="ce39" office:value-type="float" office:value="607" calcext:value-type="float">
            <text:p>6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3005" calcext:value-type="float">
            <text:p>3,005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92" calcext:value-type="float">
            <text:p>2,69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011" calcext:value-type="float">
            <text:p>7,011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3485" calcext:value-type="float">
            <text:p>3,485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694" calcext:value-type="float">
            <text:p>2,694</text:p>
          </table:table-cell>
          <table:table-cell table:style-name="ce39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9" table:formula="of:=[.C80]-[.N80]" office:value-type="float" office:value="-514" calcext:value-type="float">
            <text:p><text:s text:c="7"/>－514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7796" calcext:value-type="float">
            <text:p>7,796</text:p>
          </table:table-cell>
          <table:table-cell table:style-name="ce40" office:value-type="float" office:value="763" calcext:value-type="float">
            <text:p>7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3612" calcext:value-type="float">
            <text:p>3,612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38" calcext:value-type="float">
            <text:p>3,138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242" calcext:value-type="float">
            <text:p>8,242</text:p>
          </table:table-cell>
          <table:table-cell table:style-name="ce40" office:value-type="float" office:value="778" calcext:value-type="float">
            <text:p>77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4170" calcext:value-type="float">
            <text:p>4,170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37" calcext:value-type="float">
            <text:p>3,137</text:p>
          </table:table-cell>
          <table:table-cell table:style-name="ce40" office:value-type="float" office:value="8" calcext:value-type="float">
            <text:p>8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1]-[.N81]" office:value-type="float" office:value="-446" calcext:value-type="float">
            <text:p><text:s text:c="7"/>－446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9018" calcext:value-type="float">
            <text:p>9,018</text:p>
          </table:table-cell>
          <table:table-cell table:style-name="ce38" office:value-type="float" office:value="251" calcext:value-type="float">
            <text:p>251</text:p>
          </table:table-cell>
          <table:table-cell table:style-name="ce38" office:value-type="float" office:value="227" calcext:value-type="float">
            <text:p>2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69" calcext:value-type="float">
            <text:p>4,269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55" calcext:value-type="float">
            <text:p>4,155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617" calcext:value-type="float">
            <text:p>8,617</text:p>
          </table:table-cell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54" calcext:value-type="float">
            <text:p>3,854</text:p>
          </table:table-cell>
          <table:table-cell table:style-name="ce38" office:value-type="float" office:value="37" calcext:value-type="float">
            <text:p>3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155" calcext:value-type="float">
            <text:p>4,155</text:p>
          </table:table-cell>
          <table:table-cell table:style-name="ce38" office:value-type="float" office:value="3" calcext:value-type="float">
            <text:p>3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2]-[.N82]" office:value-type="float" office:value="401" calcext:value-type="float">
            <text:p>401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091" calcext:value-type="float">
            <text:p>4,091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05" calcext:value-type="float">
            <text:p>10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06" calcext:value-type="float">
            <text:p>1,906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25" calcext:value-type="float">
            <text:p>1,925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40" calcext:value-type="float">
            <text:p>4,040</text:p>
          </table:table-cell>
          <table:table-cell table:style-name="ce39" office:value-type="float" office:value="191" calcext:value-type="float">
            <text:p>191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0" calcext:value-type="float">
            <text:p>1,82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25" calcext:value-type="float">
            <text:p>1,925</text:p>
          </table:table-cell>
          <table:table-cell table:style-name="ce39" office:value-type="float" office:value="2" calcext:value-type="float">
            <text:p>2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3]-[.N83]" office:value-type="float" office:value="51" calcext:value-type="float">
            <text:p>51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927" calcext:value-type="float">
            <text:p>4,927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363" calcext:value-type="float">
            <text:p>2,363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30" calcext:value-type="float">
            <text:p>2,230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77" calcext:value-type="float">
            <text:p>4,577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34" calcext:value-type="float">
            <text:p>2,034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30" calcext:value-type="float">
            <text:p>2,230</text:p>
          </table:table-cell>
          <table:table-cell table:style-name="ce40" office:value-type="float" office:value="1" calcext:value-type="float">
            <text:p>1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4]-[.N84]" office:value-type="float" office:value="350" calcext:value-type="float">
            <text:p>350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587" calcext:value-type="float">
            <text:p>58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0" calcext:value-type="float">
            <text:p>41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9" calcext:value-type="float">
            <text:p>19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428" calcext:value-type="float">
            <text:p>428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61" calcext:value-type="float">
            <text:p>46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322" calcext:value-type="float">
            <text:p>3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3" calcext:value-type="float">
            <text:p>243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113" calcext:value-type="float">
            <text:p>1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218" calcext:value-type="float">
            <text:p>218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265" calcext:value-type="float">
            <text:p>265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210" calcext:value-type="float">
            <text:p>21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62" calcext:value-type="float">
            <text:p>76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38" calcext:value-type="float">
            <text:p>5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49" calcext:value-type="float">
            <text:p>1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425" calcext:value-type="float">
            <text:p>42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06" calcext:value-type="float">
            <text:p>40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86" calcext:value-type="float">
            <text:p>2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6" calcext:value-type="float">
            <text:p>7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215" calcext:value-type="float">
            <text:p>215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52" calcext:value-type="float">
            <text:p>25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3" calcext:value-type="float">
            <text:p>7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210" calcext:value-type="float">
            <text:p>210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3" calcext:value-type="float">
            <text:p>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7" calcext:value-type="float">
            <text:p>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3" calcext:value-type="float">
            <text:p>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0" calcext:value-type="float">
            <text:p>－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5月6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MOI</dc:creator>
    <dc:date>2008-05-06T09:23:17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